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3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2pt"/>
    </style:style>
    <style:style style:name="T4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2</text:p>
      <text:p text:style-name="P3"/>
      <text:p text:style-name="P4">Dátum stretnutia:<text:span text:style-name="T1"><text:tab/>06. 0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06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iskusia s doc. Minárovou ohľadom IIT-SRC 2008</text:p>
        </text:list-item>
        <text:list-item>
          <text:p text:style-name="P23">prezentovanie nápadov a pripomienok z získaných na konferencii</text:p>
        </text:list-item>
        <text:list-item>
          <text:p text:style-name="P32"><text:span text:style-name="T4">diskusia o forme testovania systému</text:span></text:p>
          <text:list>
            <text:list-item>
              <text:p text:style-name="P23">návrh testov</text:p>
            </text:list-item>
            <text:list-item>
              <text:p text:style-name="P23">návrh testovacích scenárov</text:p>
            </text:list-item>
            <text:list-item>
              <text:p text:style-name="P23">diskusia o možných realizátoroch testov – testeroch z radov študentov</text:p>
            </text:list-item>
          </text:list>
        </text:list-item>
      </text:list>
      <text:p text:style-name="P11"/>
      <text:h text:style-name="P22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1">15.3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8">vytvorenie používateľskej dokumentácie k systému</text:p>
          </table:table-cell>
          <table:table-cell table:style-name="Tabuľka1.C2" office:value-type="string">
            <text:p text:style-name="P17">11. 3. 08</text:p>
          </table:table-cell>
          <table:table-cell table:style-name="Tabuľka1.A2" office:value-type="string">
            <text:p text:style-name="P17">25. 3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9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1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9">elektronické odovzdanie produktu tímu č. 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29: 4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9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2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vypracovať formálne testy a dať vyplniť externým testerom systému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2.2</text:p>
          </table:table-cell>
          <table:table-cell table:style-name="Tabuľka2.A2" office:value-type="string">
            <text:p text:style-name="P17">JG, JHE</text:p>
          </table:table-cell>
          <table:table-cell table:style-name="Tabuľka2.A2" office:value-type="string">
            <text:p text:style-name="P20">kontaktovať p. Gnipovú ohľadom poskytnutia doplňujúcich výstupov z AIS vo formáte XLS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6. 5. 08</text:p>
          </table:table-cell>
        </table:table-row>
        <table:table-row>
          <table:table-cell table:style-name="Tabuľka2.A2" office:value-type="string">
            <text:p text:style-name="P15">22.3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skontrolovať systém a doplniť chýbajúce preklady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  <table:table-row>
          <table:table-cell table:style-name="Tabuľka2.A2" office:value-type="string">
            <text:p text:style-name="P15">22.4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36"><text:span text:style-name="T3">doplniť technickú dokumentáciu o časť venovanú prekladovým reťazcom</text:span>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07T07:58:41</dc:date>
    <meta:editing-cycles>54</meta:editing-cycles>
    <meta:editing-duration>P1DT16H46M3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88" meta:character-count="1648"/>
  </office:meta>
</office:document-meta>
</file>